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84cm" table:align="left"/>
    </style:style>
    <style:style style:name="Table2.A" style:family="table-column">
      <style:table-column-properties style:column-width="1.849cm"/>
    </style:style>
    <style:style style:name="Table2.B" style:family="table-column">
      <style:table-column-properties style:column-width="1.9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141cm"/>
    </style:style>
    <style:style style:name="P1" style:family="paragraph" style:parent-style-name="Standard">
      <style:paragraph-properties style:line-height-at-least="0.714cm" fo:text-align="center" style:justify-single-word="false"/>
    </style:style>
    <style:style style:name="P2" style:family="paragraph" style:parent-style-name="Standard">
      <style:paragraph-properties style:line-height-at-least="0.635cm" fo:text-align="center" style:justify-single-word="false"/>
    </style:style>
    <style:style style:name="P3" style:family="paragraph" style:parent-style-name="Standard">
      <style:text-properties style:text-underline-style="none" officeooo:rsid="000867d7" officeooo:paragraph-rsid="00044294"/>
    </style:style>
    <style:style style:name="P4" style:family="paragraph" style:parent-style-name="Standard">
      <style:text-properties style:text-underline-style="none" fo:font-weight="bold" officeooo:rsid="000b1995" officeooo:paragraph-rsid="000b1995" style:font-weight-asian="bold" style:font-weight-complex="bold"/>
    </style:style>
    <style:style style:name="P5" style:family="paragraph" style:parent-style-name="Table_20_Contents">
      <style:text-properties officeooo:rsid="000a264c" officeooo:paragraph-rsid="000a264c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line-height-at-least="0.556cm" fo:text-align="start" style:justify-single-word="false"/>
      <style:text-properties fo:color="#4b4b4b" fo:font-size="12.75pt" fo:font-weight="bold" loext:padding="0cm" loext:border="none"/>
    </style:style>
    <style:style style:name="P8" style:family="paragraph" style:parent-style-name="Table_20_Contents">
      <style:paragraph-properties style:line-height-at-least="0.635cm" fo:text-align="start" style:justify-single-word="false"/>
      <style:text-properties fo:color="#4b4b4b" fo:font-size="12.75pt" fo:font-weight="bold" loext:padding="0cm" loext:border="none"/>
    </style:style>
    <style:style style:name="P9" style:family="paragraph" style:parent-style-name="Table_20_Contents">
      <style:paragraph-properties style:line-height-at-least="0.556cm" fo:text-align="start" style:justify-single-word="false"/>
      <style:text-properties fo:color="#4b4b4b" fo:font-size="12.75pt" fo:font-weight="normal" loext:padding="0cm" loext:border="none"/>
    </style:style>
    <style:style style:name="P10" style:family="paragraph" style:parent-style-name="Table_20_Contents">
      <style:paragraph-properties style:line-height-at-least="0.635cm" fo:text-align="start" style:justify-single-word="false"/>
      <style:text-properties fo:color="#4b4b4b" fo:font-size="12.75pt" fo:font-weight="normal" loext:padding="0cm" loext:border="none"/>
    </style:style>
    <style:style style:name="P11" style:family="paragraph" style:parent-style-name="Table_20_Contents">
      <style:paragraph-properties style:line-height-at-least="0.635cm" fo:text-align="start" style:justify-single-word="false"/>
    </style:style>
    <style:style style:name="P12" style:family="paragraph" style:parent-style-name="Standard" style:list-style-name="L1">
      <style:text-properties officeooo:rsid="000a264c" officeooo:paragraph-rsid="000a264c"/>
    </style:style>
    <style:style style:name="P13" style:family="paragraph" style:parent-style-name="Standard">
      <style:paragraph-properties style:line-height-at-least="0.635cm" fo:text-align="center" style:justify-single-word="false"/>
      <style:text-properties fo:color="#4b4b4b" fo:font-size="12.75pt" fo:font-weight="normal" loext:padding="0cm" loext:border="none"/>
    </style:style>
    <style:style style:name="P14" style:family="paragraph" style:parent-style-name="Standard" style:list-style-name="L2">
      <style:text-properties style:text-underline-style="none" fo:font-weight="normal" officeooo:rsid="000b1995" officeooo:paragraph-rsid="000b1995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0e5a82" officeooo:paragraph-rsid="000e5a8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5a82" officeooo:paragraph-rsid="000e5a82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0e5a82" officeooo:paragraph-rsid="000e5a82" style:font-weight-asian="bold" style:font-weight-complex="bold"/>
    </style:style>
    <style:style style:name="P18" style:family="paragraph" style:parent-style-name="Table_20_Contents" style:list-style-name="L1">
      <style:text-properties officeooo:rsid="000a264c" officeooo:paragraph-rsid="000a264c"/>
    </style:style>
    <style:style style:name="P19" style:family="paragraph" style:parent-style-name="Table_20_Contents">
      <style:text-properties officeooo:rsid="000e5a82" officeooo:paragraph-rsid="000e5a82"/>
    </style:style>
    <style:style style:name="T1" style:family="text">
      <style:text-properties fo:color="#4b4b4b" fo:font-size="12.75pt" fo:font-weight="bold" loext:padding="0cm" loext:border="none"/>
    </style:style>
    <style:style style:name="T2" style:family="text">
      <style:text-properties fo:color="#4b4b4b" fo:font-size="12.75pt" fo:font-weight="normal" loext:padding="0cm" loext:border="none"/>
    </style:style>
    <style:style style:name="T3" style:family="text">
      <style:text-properties fo:color="#4b4b4b" loext:padding="0cm" loext:border="none"/>
    </style:style>
    <style:style style:name="T4" style:family="text">
      <style:text-properties fo:color="#1cb0f6" fo:font-size="12.75pt" fo:font-weight="bold" loext:padding="0cm" loext:border="none"/>
    </style:style>
    <style:style style:name="T5" style:family="text">
      <style:text-properties fo:color="#1cb0f6" fo:font-size="12.75pt" fo:font-weight="bold" officeooo:rsid="000a264c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Avoiding repeitition by referencing objects by an adjective or by who owns them</text:p>
          </table:table-cell>
          <table:table-cell table:style-name="Table1.A1" office:value-type="string">
            <text:list xml:id="list3194268884" text:style-name="L1">
              <text:list-item>
                <text:p text:style-name="P18">Put el/ la before the adjective to avoid repetition, this becomes the object. </text:p>
              </text:list-item>
              <text:list-item>
                <text:p text:style-name="P18">El mi/o/ la mi/a</text:p>
              </text:list-item>
              <text:list-item>
                <text:p text:style-name="P12"><text:span text:style-name="T5">Y</text:span><text:span text:style-name="T4">ours: el tuyo/ la tuya</text:span></text:p>
              </text:list-item>
            </text:list>
          </table:table-cell>
          <table:table-cell table:style-name="Table1.C1" office:value-type="string">
            <text:p text:style-name="P1"><text:span text:style-name="T1">¿Te gusta</text:span><text:span text:style-name="T3"> </text:span><text:span text:style-name="T1">el</text:span><text:span text:style-name="T3"> </text:span><text:span text:style-name="T1">vestido</text:span><text:span text:style-name="T3"> </text:span><text:span text:style-name="T1">azul</text:span><text:span text:style-name="T3"> </text:span><text:span text:style-name="T1">o</text:span><text:span text:style-name="T3"> </text:span><text:span text:style-name="T1">el rojo?</text:span></text:p>
            <text:p text:style-name="P13">Do you like the blue dress or the red one?</text:p>
            <text:p text:style-name="P13"/>
            <text:p text:style-name="P2"><text:span text:style-name="T1">Ese</text:span><text:span text:style-name="T2"> </text:span><text:span text:style-name="T1">perr</text:span><text:span text:style-name="T4">o</text:span><text:span text:style-name="T2"> </text:span><text:span text:style-name="T1">es</text:span><text:span text:style-name="T2"> </text:span><text:span text:style-name="T1">más</text:span><text:span text:style-name="T2"> </text:span><text:span text:style-name="T1">gordo</text:span><text:span text:style-name="T2"> </text:span><text:span text:style-name="T1">que</text:span><text:span text:style-name="T2"> </text:span><text:span text:style-name="T4">el</text:span><text:span text:style-name="T2"> </text:span><text:span text:style-name="T4">mío</text:span><text:span text:style-name="T1">.</text:span></text:p>
            <text:p text:style-name="P13">That dog is fatter than mine.</text:p>
          </table:table-cell>
        </table:table-row>
        <table:table-row>
          <table:table-cell table:style-name="Table1.A2" office:value-type="string">
            <text:p text:style-name="P19">More &lt;adj&gt; than something</text:p>
          </table:table-cell>
          <table:table-cell table:style-name="Table1.A2" office:value-type="string">
            <text:p text:style-name="P19">Obj1 es mas (adj) que Obj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4">Conjugation of -ger/ -gir verb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elegir</text:p>
            <text:p text:style-name="P9">to choose</text:p>
          </table:table-cell>
        </table:table-row>
        <table:table-row>
          <table:table-cell table:style-name="Table2.A1" office:value-type="string">
            <text:p text:style-name="P8">yo</text:p>
          </table:table-cell>
          <table:table-cell table:style-name="Table2.A1" office:value-type="string">
            <text:p text:style-name="P11"><text:span text:style-name="T1">el</text:span><text:span text:style-name="T4">ijo</text:span></text:p>
          </table:table-cell>
        </table:table-row>
        <table:table-row>
          <table:table-cell table:style-name="Table2.A1" office:value-type="string">
            <text:p text:style-name="P8">tú</text:p>
          </table:table-cell>
          <table:table-cell table:style-name="Table2.A1" office:value-type="string">
            <text:p text:style-name="P11"><text:span text:style-name="T1">el</text:span><text:span text:style-name="T4">i</text:span><text:span text:style-name="T1">ges</text:span></text:p>
          </table:table-cell>
        </table:table-row>
        <table:table-row>
          <table:table-cell table:style-name="Table2.A1" office:value-type="string">
            <text:p text:style-name="P8">él</text:p>
            <text:p text:style-name="P10">/ </text:p>
            <text:p text:style-name="P8">ella</text:p>
            <text:p text:style-name="P10">/ </text:p>
            <text:p text:style-name="P8">usted</text:p>
          </table:table-cell>
          <table:table-cell table:style-name="Table2.A1" office:value-type="string">
            <text:p text:style-name="P11"><text:span text:style-name="T1">el</text:span><text:span text:style-name="T4">i</text:span><text:span text:style-name="T1">ge</text:span></text:p>
          </table:table-cell>
        </table:table-row>
        <table:table-row>
          <table:table-cell table:style-name="Table2.A1" office:value-type="string">
            <text:p text:style-name="P8">nosotros</text:p>
            <text:p text:style-name="P10">/ </text:p>
            <text:p text:style-name="P8">nosotras</text:p>
          </table:table-cell>
          <table:table-cell table:style-name="Table2.A1" office:value-type="string">
            <text:p text:style-name="P8">elegimos</text:p>
          </table:table-cell>
        </table:table-row>
        <table:table-row>
          <table:table-cell table:style-name="Table2.A1" office:value-type="string">
            <text:p text:style-name="P8">ellos</text:p>
            <text:p text:style-name="P10">/ </text:p>
            <text:p text:style-name="P8">ellas</text:p>
            <text:p text:style-name="P10">/ </text:p>
            <text:p text:style-name="P8">ustedes</text:p>
          </table:table-cell>
          <table:table-cell table:style-name="Table2.A1" office:value-type="string">
            <text:p text:style-name="P11"><text:span text:style-name="T1">el</text:span><text:span text:style-name="T4">i</text:span><text:span text:style-name="T1">gen</text:span></text:p>
          </table:table-cell>
        </table:table-row>
      </table:table>
      <text:p text:style-name="P3"/>
      <text:p text:style-name="P3"/>
      <text:p text:style-name="P3"/>
      <text:p text:style-name="P4">Useful phrases</text:p>
      <text:list xml:id="list3744950546" text:style-name="L2">
        <text:list-item>
          <text:p text:style-name="P14">Yo pienso que si/ <text:s text:c="3"/>OR Yo creo que si/</text:p>
          <text:list>
            <text:list-item>
              <text:p text:style-name="P14">I think so</text:p>
            </text:list-item>
          </text:list>
        </text:list-item>
        <text:list-item>
          <text:p text:style-name="P14">I'm sorry<text:tab/></text:p>
          <text:list>
            <text:list-item>
              <text:p text:style-name="P14">Lo siento</text:p>
            </text:list-item>
          </text:list>
        </text:list-item>
        <text:list-item>
          <text:p text:style-name="P14"><text:soft-page-break/>I think that</text:p>
          <text:list>
            <text:list-item>
              <text:p text:style-name="P14">Yo creo que</text:p>
            </text:list-item>
          </text:list>
        </text:list-item>
        <text:list-item>
          <text:p text:style-name="P14">I'm not sure</text:p>
          <text:list>
            <text:list-item>
              <text:p text:style-name="P14">No estoy seguro</text:p>
            </text:list-item>
          </text:list>
        </text:list-item>
        <text:list-item>
          <text:p text:style-name="P15">I dont think so<text:tab/></text:p>
          <text:list>
            <text:list-item>
              <text:p text:style-name="P15">Yo pienso que no!</text:p>
            </text:list-item>
          </text:list>
        </text:list-item>
      </text:list>
      <text:p text:style-name="P16"/>
      <text:p text:style-name="P16"/>
      <text:p text:style-name="P16"/>
      <text:p text:style-name="P17">Irregular verb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4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2-07T10:44:59.462579818</dc:date>
    <meta:editing-duration>PT51M26S</meta:editing-duration>
    <meta:editing-cycles>7</meta:editing-cycles>
    <meta:generator>LibreOffice/6.0.7.3$Linux_X86_64 LibreOffice_project/00m0$Build-3</meta:generator>
    <meta:document-statistic meta:table-count="3" meta:image-count="0" meta:object-count="0" meta:page-count="2" meta:paragraph-count="45" meta:word-count="158" meta:character-count="715" meta:non-whitespace-character-count="604"/>
  </office:meta>
</office:document-meta>
</file>